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Roboto" officeooo:rsid="0016c75d" officeooo:paragraph-rsid="001825c4"/>
    </style:style>
    <style:style style:name="P2" style:family="paragraph" style:parent-style-name="Standard">
      <style:paragraph-properties fo:text-align="start" style:justify-single-word="false"/>
      <style:text-properties style:font-name="Roboto" style:text-underline-style="none" fo:font-weight="normal" officeooo:rsid="00197704" officeooo:paragraph-rsid="0019770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Roboto" style:text-underline-style="none" fo:font-weight="bold" officeooo:rsid="00197704" officeooo:paragraph-rsid="00197704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Roboto" fo:font-weight="bold" officeooo:rsid="001825c4" officeooo:paragraph-rsid="001825c4" style:font-weight-asian="bold" style:font-weight-complex="bold"/>
    </style:style>
    <style:style style:name="P5" style:family="paragraph" style:parent-style-name="Standard" style:list-style-name="L1">
      <style:text-properties style:font-name="Roboto" fo:font-weight="normal" officeooo:rsid="001825c4" officeooo:paragraph-rsid="001825c4" style:font-weight-asian="normal" style:font-weight-complex="normal"/>
    </style:style>
    <style:style style:name="P6" style:family="paragraph" style:parent-style-name="Standard" style:list-style-name="L1">
      <style:text-properties style:font-name="Roboto" fo:font-weight="normal" officeooo:rsid="00197704" officeooo:paragraph-rsid="00197704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Roboto" style:text-underline-style="none" fo:font-weight="normal" officeooo:rsid="000ee70b" officeooo:paragraph-rsid="00197704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Roboto" style:text-underline-style="none" fo:font-weight="normal" officeooo:rsid="00197704" officeooo:paragraph-rsid="00197704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Roboto" style:text-underline-style="none" fo:font-weight="normal" officeooo:rsid="001be59c" officeooo:paragraph-rsid="001be59c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Roboto" style:text-underline-style="none" fo:font-weight="normal" officeooo:rsid="001a83c9" officeooo:paragraph-rsid="001a83c9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Roboto" style:text-underline-style="none" fo:font-weight="normal" officeooo:rsid="001b4734" officeooo:paragraph-rsid="001b473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7704"/>
    </style:style>
    <style:style style:name="T3" style:family="text">
      <style:text-properties fo:font-weight="normal" officeooo:rsid="001a83c9" style:font-weight-asian="normal" style:font-weight-complex="normal"/>
    </style:style>
    <style:style style:name="T4" style:family="text">
      <style:text-properties officeooo:rsid="001d58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ma</text:span>: Die Anwendung von maschinellem Lernen bei Bilderkennung, Bildkreation, </text:p>
      <text:p text:style-name="P1"><text:tab/> <text:s text:c="2"/>-bearbeitung und Motion Capture und deren Implikationen</text:p>
      <text:p text:style-name="P4">Gliederung:</text:p>
      <text:list xml:id="list2960865721" text:style-name="L1">
        <text:list-item>
          <text:p text:style-name="P5">Geschichte</text:p>
          <text:list>
            <text:list-item>
              <text:p text:style-name="P5">Sci-Fi</text:p>
              <text:list>
                <text:list-item>
                  <text:p text:style-name="P5">Isaac Asimov → <text:span text:style-name="T2">Robotergesetze</text:span></text:p>
                </text:list-item>
              </text:list>
            </text:list-item>
            <text:list-item>
              <text:p text:style-name="P5">Alan Turing und d<text:span text:style-name="T4">er</text:span> Turing-Test</text:p>
            </text:list-item>
          </text:list>
        </text:list-item>
        <text:list-item>
          <text:p text:style-name="P6">Algorithmen</text:p>
          <text:list>
            <text:list-item>
              <text:p text:style-name="P7">überwachtes Lernen (supervised learning)</text:p>
              <text:list>
                <text:list-item>
                  <text:p text:style-name="P7"><text:span text:style-name="T2">t</text:span>eilüberwachtes Lernen (semi-supervised learning)</text:p>
                </text:list-item>
                <text:list-item>
                  <text:p text:style-name="P7"><text:span text:style-name="T2">d</text:span>estärkendes Lernen (reinforcement learning)</text:p>
                </text:list-item>
                <text:list-item>
                  <text:p text:style-name="P7"><text:span text:style-name="T2">a</text:span>ktives Lernen</text:p>
                </text:list-item>
              </text:list>
            </text:list-item>
            <text:list-item>
              <text:p text:style-name="P7">unüberwachtes Lernen (unsupervised learning)</text:p>
            </text:list-item>
          </text:list>
        </text:list-item>
        <text:list-item>
          <text:p text:style-name="P8">Bilderkennung</text:p>
          <text:list>
            <text:list-item>
              <text:p text:style-name="P8">Objekterkennung</text:p>
              <text:list>
                <text:list-item>
                  <text:p text:style-name="P9">reCAPTCHA</text:p>
                </text:list-item>
              </text:list>
            </text:list-item>
            <text:list-item>
              <text:p text:style-name="P8">Zeichenerkennung</text:p>
            </text:list-item>
            <text:list-item>
              <text:p text:style-name="P8">Objekterkennung</text:p>
            </text:list-item>
            <text:list-item>
              <text:p text:style-name="P8">Gesichtserkennung</text:p>
              <text:list>
                <text:list-item>
                  <text:p text:style-name="P10">Eingriff in unsere Privatsphäre oder erleichtert es unser Leben?</text:p>
                </text:list-item>
              </text:list>
            </text:list-item>
            <text:list-item>
              <text:p text:style-name="P9">Motion Capture</text:p>
              <text:list>
                <text:list-item>
                  <text:p text:style-name="P9">Animation</text:p>
                </text:list-item>
                <text:list-item>
                  <text:p text:style-name="P9">Gesichtsfilter</text:p>
                </text:list-item>
              </text:list>
            </text:list-item>
            <text:list-item>
              <text:p text:style-name="P11">Optisches Radar/LIDAR (Light Detection and Ranging) und stereoskopisches Sehen</text:p>
              <text:list>
                <text:list-item>
                  <text:p text:style-name="P11">autonomes Fahren</text:p>
                </text:list-item>
                <text:list-item>
                  <text:p text:style-name="P11">AR (augmentierte/erweiterte Realität)</text:p>
                </text:list-item>
              </text:list>
            </text:list-item>
            <text:list-item>
              <text:p text:style-name="P10">Deepfakes</text:p>
            </text:list-item>
          </text:list>
        </text:list-item>
        <text:list-item>
          <text:p text:style-name="P11">Problemfrage</text:p>
          <text:list>
            <text:list-item>
              <text:p text:style-name="P9">Stichprobenverzerrung bei Trainingdaten (sample bias)</text:p>
            </text:list-item>
            <text:list-item>
              <text:p text:style-name="P11">Upload-Filter</text:p>
            </text:list-item>
          </text:list>
        </text:list-item>
      </text:list>
      <text:p text:style-name="P2"/>
      <text:p text:style-name="P2"/>
      <text:p text:style-name="P3">Problemfrage: <text:span text:style-name="T3">Ist die automatische Kategorisierung und das Filtern von graphischen <text:tab/><text:tab/><text:tab/> <text:s text:c="2"/>Inhalten, mittels AIs moralisch vertretbar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7:55:20.121285974</meta:creation-date>
    <dc:date>2019-04-06T19:04:41.000906047</dc:date>
    <meta:editing-duration>PT4M4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130" meta:character-count="989" meta:non-whitespace-character-count="906"/>
  </office:meta>
</office:document-meta>
</file>